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JetBrains Mono"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101cm" fo:margin-bottom="0.101cm" style:contextual-spacing="false" fo:line-height="100%"/>
      <style:text-properties fo:font-size="11pt" style:text-underline-style="solid" style:text-underline-width="auto" style:text-underline-color="font-color" fo:font-weight="bold" officeooo:rsid="000863e3" officeooo:paragraph-rsid="000863e3" style:font-size-asian="11pt" style:font-weight-asian="bold" style:font-size-complex="11pt" style:font-weight-complex="bold"/>
    </style:style>
    <style:style style:name="P2" style:family="paragraph" style:parent-style-name="Standard">
      <style:paragraph-properties fo:margin-top="0.101cm" fo:margin-bottom="0.101cm" style:contextual-spacing="false" fo:line-height="100%"/>
      <style:text-properties fo:font-size="11pt" officeooo:rsid="000863e3" officeooo:paragraph-rsid="000863e3" style:font-size-asian="11pt" style:font-size-complex="11pt"/>
    </style:style>
    <style:style style:name="P3" style:family="paragraph" style:parent-style-name="Standard">
      <style:paragraph-properties fo:margin-top="0.101cm" fo:margin-bottom="0.101cm" style:contextual-spacing="false" fo:line-height="100%"/>
      <style:text-properties fo:font-size="11pt" fo:font-style="italic" style:text-underline-style="solid" style:text-underline-width="auto" style:text-underline-color="font-color" officeooo:rsid="000a8a4e" officeooo:paragraph-rsid="000a8a4e" style:font-size-asian="11pt" style:font-style-asian="italic" style:font-size-complex="11pt" style:font-style-complex="italic"/>
    </style:style>
    <style:style style:name="P4" style:family="paragraph" style:parent-style-name="Standard">
      <style:paragraph-properties fo:margin-top="0.101cm" fo:margin-bottom="0.101cm" style:contextual-spacing="false" fo:line-height="100%"/>
      <style:text-properties fo:font-size="11pt" fo:font-style="normal" style:text-underline-style="none" officeooo:rsid="000a8a4e" officeooo:paragraph-rsid="000a8a4e" style:font-size-asian="11pt" style:font-style-asian="normal" style:font-size-complex="11pt" style:font-style-complex="normal"/>
    </style:style>
    <style:style style:name="P5" style:family="paragraph" style:parent-style-name="Standard">
      <style:paragraph-properties fo:margin-top="0.101cm" fo:margin-bottom="0.101cm" style:contextual-spacing="false" fo:line-height="100%"/>
      <style:text-properties fo:font-size="11pt" fo:font-style="normal" style:text-underline-style="none" officeooo:rsid="000c4f3f" officeooo:paragraph-rsid="000c4f3f" style:font-size-asian="11pt" style:font-style-asian="normal" style:font-size-complex="11pt" style:font-style-complex="normal"/>
    </style:style>
    <style:style style:name="P6" style:family="paragraph" style:parent-style-name="Standard">
      <style:paragraph-properties fo:margin-top="0.101cm" fo:margin-bottom="0.101cm" style:contextual-spacing="false" fo:line-height="100%"/>
      <style:text-properties fo:font-size="11pt" fo:font-style="italic" style:text-underline-style="solid" style:text-underline-width="auto" style:text-underline-color="font-color" officeooo:rsid="000c4f3f" officeooo:paragraph-rsid="000c4f3f" style:font-size-asian="11pt" style:font-style-asian="italic" style:font-size-complex="11pt" style:font-style-complex="italic"/>
    </style:style>
    <style:style style:name="P7" style:family="paragraph" style:parent-style-name="Standard">
      <style:paragraph-properties fo:margin-top="0.101cm" fo:margin-bottom="0.101cm" style:contextual-spacing="false" fo:line-height="100%"/>
      <style:text-properties fo:font-size="11pt" fo:font-style="normal" style:text-underline-style="none" officeooo:rsid="000fb3a9" officeooo:paragraph-rsid="000fb3a9" style:font-size-asian="11pt" style:font-style-asian="normal" style:font-size-complex="11pt" style:font-style-complex="normal"/>
    </style:style>
    <style:style style:name="P8" style:family="paragraph" style:parent-style-name="Standard">
      <style:paragraph-properties fo:margin-top="0.101cm" fo:margin-bottom="0.101cm" style:contextual-spacing="false" fo:line-height="100%"/>
      <style:text-properties fo:font-size="11pt" fo:font-style="normal" style:text-underline-style="none" officeooo:rsid="0012fe2b" officeooo:paragraph-rsid="001597f3" style:font-size-asian="11pt" style:font-style-asian="normal" style:font-size-complex="11pt" style:font-style-complex="normal"/>
    </style:style>
    <style:style style:name="P9" style:family="paragraph" style:parent-style-name="Standard">
      <style:paragraph-properties fo:margin-top="0.101cm" fo:margin-bottom="0.101cm" style:contextual-spacing="false" fo:line-height="100%"/>
      <style:text-properties officeooo:paragraph-rsid="0024970c"/>
    </style:style>
    <style:style style:name="P10" style:family="paragraph" style:parent-style-name="Standard">
      <style:paragraph-properties fo:margin-top="0.101cm" fo:margin-bottom="0.101cm" style:contextual-spacing="false" fo:line-height="100%"/>
      <style:text-properties fo:font-size="11pt" fo:font-style="normal" style:text-underline-style="none" officeooo:rsid="0017443b" officeooo:paragraph-rsid="0017443b" style:font-size-asian="11pt" style:font-style-asian="normal" style:font-size-complex="11pt" style:font-style-complex="normal"/>
    </style:style>
    <style:style style:name="P11" style:family="paragraph" style:parent-style-name="Standard">
      <style:paragraph-properties fo:margin-top="0.101cm" fo:margin-bottom="0.101cm" style:contextual-spacing="false" fo:line-height="100%"/>
      <style:text-properties fo:font-size="11pt" fo:font-style="normal" style:text-underline-style="none" officeooo:rsid="0017443b" officeooo:paragraph-rsid="002069b3" style:font-size-asian="11pt" style:font-style-asian="normal" style:font-size-complex="11pt" style:font-style-complex="normal"/>
    </style:style>
    <style:style style:name="P12" style:family="paragraph" style:parent-style-name="Standard">
      <style:paragraph-properties fo:margin-top="0.101cm" fo:margin-bottom="0.101cm" style:contextual-spacing="false" fo:line-height="100%"/>
      <style:text-properties fo:font-size="11pt" fo:font-style="normal" style:text-underline-style="none" officeooo:rsid="0028412a" officeooo:paragraph-rsid="0028412a" style:font-size-asian="11pt" style:font-style-asian="normal" style:font-size-complex="11pt" style:font-style-complex="normal"/>
    </style:style>
    <style:style style:name="P13" style:family="paragraph" style:parent-style-name="Standard">
      <style:paragraph-properties fo:margin-top="0.101cm" fo:margin-bottom="0.101cm" style:contextual-spacing="false" fo:line-height="100%"/>
      <style:text-properties fo:font-size="11pt" fo:font-style="italic" style:text-underline-style="solid" style:text-underline-width="auto" style:text-underline-color="font-color" officeooo:rsid="0028412a" officeooo:paragraph-rsid="0028412a" style:font-size-asian="11pt" style:font-style-asian="italic" style:font-size-complex="11pt" style:font-style-complex="italic"/>
    </style:style>
    <style:style style:name="P14" style:family="paragraph" style:parent-style-name="Standard">
      <style:paragraph-properties fo:margin-top="0.101cm" fo:margin-bottom="0.101cm" style:contextual-spacing="false" fo:line-height="100%"/>
      <style:text-properties fo:font-size="11pt" fo:font-style="italic" style:text-underline-style="solid" style:text-underline-width="auto" style:text-underline-color="font-color" officeooo:rsid="002b5eab" officeooo:paragraph-rsid="002b5eab" style:font-size-asian="11pt" style:font-style-asian="italic" style:font-size-complex="11pt" style:font-style-complex="italic"/>
    </style:style>
    <style:style style:name="P15" style:family="paragraph" style:parent-style-name="Standard">
      <style:paragraph-properties fo:margin-top="0.101cm" fo:margin-bottom="0.101cm" style:contextual-spacing="false" fo:line-height="100%"/>
      <style:text-properties fo:font-size="11pt" fo:font-style="normal" style:text-underline-style="none" officeooo:rsid="002b5eab" officeooo:paragraph-rsid="002b5eab" style:font-size-asian="11pt" style:font-style-asian="normal" style:font-size-complex="11pt" style:font-style-complex="normal"/>
    </style:style>
    <style:style style:name="P16" style:family="paragraph" style:parent-style-name="Standard">
      <style:paragraph-properties fo:margin-top="0.101cm" fo:margin-bottom="0.101cm" style:contextual-spacing="false" fo:line-height="100%"/>
      <style:text-properties fo:font-size="11pt" fo:font-style="normal" style:text-underline-style="none" officeooo:rsid="002ee6b7" officeooo:paragraph-rsid="002ee6b7" style:font-size-asian="11pt" style:font-style-asian="normal" style:font-size-complex="11pt" style:font-style-complex="normal"/>
    </style:style>
    <style:style style:name="P17" style:family="paragraph" style:parent-style-name="Standard">
      <style:paragraph-properties fo:margin-top="0.101cm" fo:margin-bottom="0.101cm" style:contextual-spacing="false" fo:line-height="100%"/>
      <style:text-properties fo:font-size="11pt" fo:font-style="normal" style:text-underline-style="none" officeooo:rsid="002ee6b7" officeooo:paragraph-rsid="0030c1d4" style:font-size-asian="11pt" style:font-style-asian="normal" style:font-size-complex="11pt" style:font-style-complex="normal"/>
    </style:style>
    <style:style style:name="P18" style:family="paragraph" style:parent-style-name="Standard">
      <style:paragraph-properties fo:margin-top="0.101cm" fo:margin-bottom="0.101cm" style:contextual-spacing="false" fo:text-align="center" style:justify-single-word="false"/>
      <style:text-properties fo:font-size="11pt" style:font-size-asian="11pt" style:font-size-complex="11pt"/>
    </style:style>
    <style:style style:name="P19" style:family="paragraph" style:parent-style-name="Standard">
      <style:paragraph-properties fo:margin-top="0.101cm" fo:margin-bottom="0.101cm" style:contextual-spacing="false" fo:text-align="start" style:justify-single-word="false"/>
      <style:text-properties fo:font-size="11pt" officeooo:rsid="0030c1d4" officeooo:paragraph-rsid="0030c1d4" style:font-size-asian="11pt" style:font-size-complex="11pt"/>
    </style:style>
    <style:style style:name="P20" style:family="paragraph" style:parent-style-name="Standard">
      <style:paragraph-properties fo:margin-top="0.101cm" fo:margin-bottom="0.101cm" style:contextual-spacing="false" fo:line-height="115%" fo:break-before="page"/>
      <style:text-properties fo:font-size="11pt" officeooo:rsid="000863e3" officeooo:paragraph-rsid="0033bf01" style:font-size-asian="11pt" style:font-size-complex="11pt"/>
    </style:style>
    <style:style style:name="P21" style:family="paragraph" style:parent-style-name="Standard">
      <style:paragraph-properties fo:margin-top="0.101cm" fo:margin-bottom="0.101cm" style:contextual-spacing="false" fo:line-height="115%"/>
      <style:text-properties fo:font-size="11pt" fo:font-style="italic" style:text-underline-style="solid" style:text-underline-width="auto" style:text-underline-color="font-color" fo:font-weight="normal" officeooo:rsid="0037698a" officeooo:paragraph-rsid="0037698a" style:font-size-asian="11pt" style:font-style-asian="italic" style:font-weight-asian="normal" style:font-size-complex="11pt" style:font-style-complex="italic" style:font-weight-complex="normal"/>
    </style:style>
    <style:style style:name="P22" style:family="paragraph" style:parent-style-name="Standard">
      <style:paragraph-properties fo:margin-top="0.101cm" fo:margin-bottom="0.101cm" style:contextual-spacing="false" fo:line-height="115%"/>
      <style:text-properties fo:font-size="11pt" fo:font-style="normal" style:text-underline-style="none" fo:font-weight="normal" officeooo:rsid="0037698a" officeooo:paragraph-rsid="0037698a"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style:contextual-spacing="false" fo:line-height="115%"/>
      <style:text-properties fo:font-size="11pt" fo:font-style="italic" style:text-underline-style="solid" style:text-underline-width="auto" style:text-underline-color="font-color" fo:font-weight="normal" officeooo:rsid="003b1ae7" officeooo:paragraph-rsid="003b1ae7" style:font-size-asian="11pt" style:font-style-asian="italic" style:font-weight-asian="normal" style:font-size-complex="11pt" style:font-style-complex="italic" style:font-weight-complex="normal"/>
    </style:style>
    <style:style style:name="P24" style:family="paragraph" style:parent-style-name="Standard">
      <style:paragraph-properties fo:margin-top="0.101cm" fo:margin-bottom="0.101cm" style:contextual-spacing="false" fo:line-height="115%"/>
      <style:text-properties fo:font-size="11pt" fo:font-style="normal" style:text-underline-style="none" fo:font-weight="normal" officeooo:rsid="003b1ae7" officeooo:paragraph-rsid="003b1ae7"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style:contextual-spacing="false" fo:line-height="115%"/>
      <style:text-properties fo:font-size="11pt" fo:font-style="normal" style:text-underline-style="none" fo:font-weight="normal" officeooo:rsid="003bcda4" officeooo:paragraph-rsid="003bcda4"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style:contextual-spacing="false" fo:line-height="115%"/>
      <style:text-properties fo:font-size="11pt" fo:font-style="normal" style:text-underline-style="none" fo:font-weight="normal" officeooo:rsid="003d1523" officeooo:paragraph-rsid="003d1523"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style:contextual-spacing="false" fo:line-height="115%"/>
      <style:text-properties fo:font-size="11pt" fo:font-style="normal" style:text-underline-style="none" fo:font-weight="normal" officeooo:rsid="003f7fd9" officeooo:paragraph-rsid="003f7fd9"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style:contextual-spacing="false" fo:line-height="115%"/>
      <style:text-properties fo:font-size="11pt" fo:font-style="normal" style:text-underline-style="none" fo:font-weight="normal" officeooo:rsid="0040a4ad" officeooo:paragraph-rsid="0040a4ad"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style:contextual-spacing="false" fo:line-height="115%"/>
      <style:text-properties fo:font-size="11pt" fo:font-style="normal" style:text-underline-style="none" fo:font-weight="normal" officeooo:rsid="00448297" officeooo:paragraph-rsid="00448297"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style:contextual-spacing="false" fo:line-height="115%"/>
      <style:text-properties fo:font-size="11pt" fo:font-style="italic" style:text-underline-style="solid" style:text-underline-width="auto" style:text-underline-color="font-color" fo:font-weight="normal" officeooo:rsid="0045c38c" officeooo:paragraph-rsid="0045c38c" style:font-size-asian="11pt" style:font-style-asian="italic" style:font-weight-asian="normal" style:font-size-complex="11pt" style:font-style-complex="italic" style:font-weight-complex="normal"/>
    </style:style>
    <style:style style:name="P31" style:family="paragraph" style:parent-style-name="Standard">
      <style:paragraph-properties fo:margin-top="0.101cm" fo:margin-bottom="0.101cm" style:contextual-spacing="false" fo:line-height="115%"/>
      <style:text-properties fo:font-size="11pt" fo:font-style="normal" style:text-underline-style="none" fo:font-weight="normal" officeooo:rsid="0045c38c" officeooo:paragraph-rsid="0045c38c"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style:contextual-spacing="false" fo:line-height="115%"/>
      <style:text-properties fo:font-size="11pt" fo:font-style="normal" style:text-underline-style="none" fo:font-weight="normal" officeooo:rsid="00479d00" officeooo:paragraph-rsid="00479d00"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style:contextual-spacing="false" fo:line-height="150%" fo:break-before="page"/>
      <style:text-properties fo:font-size="11pt" style:text-underline-style="solid" style:text-underline-width="auto" style:text-underline-color="font-color" fo:font-weight="bold" officeooo:rsid="000863e3" officeooo:paragraph-rsid="000863e3" style:font-size-asian="11pt" style:font-weight-asian="bold" style:font-size-complex="11pt" style:font-weight-complex="bold"/>
    </style:style>
    <style:style style:name="P34" style:family="paragraph" style:parent-style-name="Standard">
      <style:paragraph-properties fo:margin-top="0.101cm" fo:margin-bottom="0.101cm" style:contextual-spacing="false" fo:line-height="150%"/>
      <style:text-properties fo:font-size="11pt" officeooo:rsid="000863e3" officeooo:paragraph-rsid="000863e3" style:font-size-asian="11pt" style:font-size-complex="11pt"/>
    </style:style>
    <style:style style:name="P35" style:family="paragraph" style:parent-style-name="Table_20_Contents">
      <style:paragraph-properties fo:margin-top="0.101cm" fo:margin-bottom="0.101cm" style:contextual-spacing="false" fo:line-height="150%"/>
      <style:text-properties fo:font-size="11pt" officeooo:rsid="00040eab" officeooo:paragraph-rsid="000863e3" style:font-size-asian="11pt" style:font-size-complex="11pt"/>
    </style:style>
    <style:style style:name="P36" style:family="paragraph" style:parent-style-name="Table_20_Contents">
      <style:paragraph-properties fo:margin-top="0.101cm" fo:margin-bottom="0.101cm" style:contextual-spacing="false" fo:line-height="150%"/>
      <style:text-properties fo:font-size="11pt" officeooo:rsid="000e1435" officeooo:paragraph-rsid="000e1435" style:font-size-asian="11pt" style:font-size-complex="11pt"/>
    </style:style>
    <style:style style:name="P37" style:family="paragraph" style:parent-style-name="Table_20_Contents">
      <style:paragraph-properties fo:margin-top="0.101cm" fo:margin-bottom="0.101cm" style:contextual-spacing="false" fo:line-height="150%"/>
      <style:text-properties fo:font-size="11pt" officeooo:rsid="00040eab" officeooo:paragraph-rsid="000e1435" style:font-size-asian="11pt" style:font-size-complex="11pt"/>
    </style:style>
    <style:style style:name="P38" style:family="paragraph" style:parent-style-name="Table_20_Contents">
      <style:paragraph-properties fo:margin-top="0.101cm" fo:margin-bottom="0.101cm" style:contextual-spacing="false" fo:line-height="150%"/>
      <style:text-properties fo:font-size="11pt" officeooo:rsid="003795c6" officeooo:paragraph-rsid="003795c6" style:font-size-asian="11pt" style:font-size-complex="11pt"/>
    </style:style>
    <style:style style:name="P39" style:family="paragraph" style:parent-style-name="Table_20_Contents">
      <style:paragraph-properties fo:margin-top="0.101cm" fo:margin-bottom="0.101cm" style:contextual-spacing="false" fo:line-height="150%"/>
      <style:text-properties fo:font-size="11pt" officeooo:rsid="00055279" officeooo:paragraph-rsid="000863e3" style:font-size-asian="11pt" style:font-size-complex="11pt"/>
    </style:style>
    <style:style style:name="P40" style:family="paragraph" style:parent-style-name="Table_20_Contents">
      <style:paragraph-properties fo:margin-top="0.101cm" fo:margin-bottom="0.101cm" style:contextual-spacing="false" fo:line-height="150%"/>
      <style:text-properties officeooo:rsid="003795c6" officeooo:paragraph-rsid="003795c6"/>
    </style:style>
    <style:style style:name="P41" style:family="paragraph" style:parent-style-name="Table_20_Contents">
      <style:paragraph-properties fo:margin-top="0.101cm" fo:margin-bottom="0.101cm" style:contextual-spacing="false" fo:line-height="150%"/>
      <style:text-properties fo:font-size="11pt" officeooo:rsid="0006f911" officeooo:paragraph-rsid="000863e3" style:font-size-asian="11pt" style:font-size-complex="11pt"/>
    </style:style>
    <style:style style:name="P42" style:family="paragraph" style:parent-style-name="Table_20_Contents">
      <style:paragraph-properties fo:margin-top="0.101cm" fo:margin-bottom="0.101cm" style:contextual-spacing="false" fo:line-height="150%"/>
      <style:text-properties fo:font-size="11pt" officeooo:rsid="00055279" officeooo:paragraph-rsid="002d25f6" style:font-size-asian="11pt" style:font-size-complex="11pt"/>
    </style:style>
    <style:style style:name="P43" style:family="paragraph" style:parent-style-name="Table_20_Contents">
      <style:paragraph-properties fo:margin-top="0.101cm" fo:margin-bottom="0.101cm" style:contextual-spacing="false" fo:line-height="150%"/>
      <style:text-properties fo:font-size="11pt" officeooo:rsid="00399471" officeooo:paragraph-rsid="00399471" style:font-size-asian="11pt" style:font-size-complex="11pt"/>
    </style:style>
    <style:style style:name="T1" style:family="text">
      <style:text-properties officeooo:rsid="00098797"/>
    </style:style>
    <style:style style:name="T2" style:family="text">
      <style:text-properties style:font-name="Courier New"/>
    </style:style>
    <style:style style:name="T3" style:family="text">
      <style:text-properties officeooo:rsid="000c4f3f"/>
    </style:style>
    <style:style style:name="T4" style:family="text">
      <style:text-properties officeooo:rsid="00261d17"/>
    </style:style>
    <style:style style:name="T5" style:family="text">
      <style:text-properties style:font-name="Courier New" officeooo:rsid="0014127b"/>
    </style:style>
    <style:style style:name="T6" style:family="text">
      <style:text-properties officeooo:rsid="0014127b"/>
    </style:style>
    <style:style style:name="T7" style:family="text">
      <style:text-properties officeooo:rsid="0016ef8e"/>
    </style:style>
    <style:style style:name="T8" style:family="text">
      <style:text-properties officeooo:rsid="00272625"/>
    </style:style>
    <style:style style:name="T9" style:family="text">
      <style:text-properties fo:font-size="11pt" fo:font-style="normal" style:text-underline-style="none" officeooo:rsid="001597f3" style:font-size-asian="11pt" style:font-style-asian="normal" style:font-size-complex="11pt" style:font-style-complex="normal"/>
    </style:style>
    <style:style style:name="T10" style:family="text">
      <style:text-properties style:font-name="Courier New" fo:font-size="11pt" fo:font-style="normal" style:text-underline-style="none" officeooo:rsid="001597f3" style:font-size-asian="11pt" style:font-style-asian="normal" style:font-size-complex="11pt" style:font-style-complex="normal"/>
    </style:style>
    <style:style style:name="T11" style:family="text">
      <style:text-properties fo:font-size="11pt" fo:font-style="normal" style:text-underline-style="none" officeooo:rsid="0024970c" style:font-size-asian="11pt" style:font-style-asian="normal" style:font-size-complex="11pt" style:font-style-complex="normal"/>
    </style:style>
    <style:style style:name="T12" style:family="text">
      <style:text-properties style:font-name="Courier New" fo:font-size="11pt" fo:font-style="normal" style:text-underline-style="none" officeooo:rsid="0024970c" style:font-size-asian="11pt" style:font-style-asian="normal" style:font-size-complex="11pt" style:font-style-complex="normal"/>
    </style:style>
    <style:style style:name="T13" style:family="text">
      <style:text-properties officeooo:rsid="001597f3"/>
    </style:style>
    <style:style style:name="T14" style:family="text">
      <style:text-properties style:font-name="Courier New" officeooo:rsid="001597f3"/>
    </style:style>
    <style:style style:name="T15" style:family="text">
      <style:text-properties officeooo:rsid="00164d07"/>
    </style:style>
    <style:style style:name="T16" style:family="text">
      <style:text-properties officeooo:rsid="0020f014"/>
    </style:style>
    <style:style style:name="T17" style:family="text">
      <style:text-properties style:font-name="Courier New" officeooo:rsid="0020f014"/>
    </style:style>
    <style:style style:name="T18" style:family="text">
      <style:text-properties officeooo:rsid="001baa56"/>
    </style:style>
    <style:style style:name="T19" style:family="text">
      <style:text-properties officeooo:rsid="001df729"/>
    </style:style>
    <style:style style:name="T20" style:family="text">
      <style:text-properties officeooo:rsid="0024970c"/>
    </style:style>
    <style:style style:name="T21" style:family="text">
      <style:text-properties style:font-name="Courier New" officeooo:rsid="0024970c"/>
    </style:style>
    <style:style style:name="T22" style:family="text">
      <style:text-properties officeooo:rsid="0019da6e"/>
    </style:style>
    <style:style style:name="T23" style:family="text">
      <style:text-properties officeooo:rsid="001f42a9"/>
    </style:style>
    <style:style style:name="T24" style:family="text">
      <style:text-properties officeooo:rsid="001f1f52"/>
    </style:style>
    <style:style style:name="T25" style:family="text">
      <style:text-properties style:font-name="Courier New" officeooo:rsid="001f1f52"/>
    </style:style>
    <style:style style:name="T26" style:family="text">
      <style:text-properties officeooo:rsid="002069b3"/>
    </style:style>
    <style:style style:name="T27" style:family="text">
      <style:text-properties style:font-name="Courier New" officeooo:rsid="002069b3"/>
    </style:style>
    <style:style style:name="T28" style:family="text">
      <style:text-properties officeooo:rsid="00251461"/>
    </style:style>
    <style:style style:name="T29" style:family="text">
      <style:text-properties officeooo:rsid="00235d8d"/>
    </style:style>
    <style:style style:name="T30" style:family="text">
      <style:text-properties style:font-name="Courier New" officeooo:rsid="00235d8d"/>
    </style:style>
    <style:style style:name="T31" style:family="text">
      <style:text-properties style:font-name="Courier New" officeooo:rsid="00251461"/>
    </style:style>
    <style:style style:name="T32" style:family="text">
      <style:text-properties fo:font-style="italic" officeooo:rsid="00251461" style:font-style-asian="italic" style:font-style-complex="italic"/>
    </style:style>
    <style:style style:name="T33" style:family="text">
      <style:text-properties officeooo:rsid="0028412a"/>
    </style:style>
    <style:style style:name="T34" style:family="text">
      <style:text-properties style:font-name="Courier New" officeooo:rsid="0028412a"/>
    </style:style>
    <style:style style:name="T35" style:family="text">
      <style:text-properties style:font-name="Liberation Serif" officeooo:rsid="001597f3"/>
    </style:style>
    <style:style style:name="T36" style:family="text">
      <style:text-properties style:font-name="Liberation Serif"/>
    </style:style>
    <style:style style:name="T37" style:family="text">
      <style:text-properties officeooo:rsid="002a136a"/>
    </style:style>
    <style:style style:name="T38" style:family="text">
      <style:text-properties style:font-name="Courier New" officeooo:rsid="002a136a"/>
    </style:style>
    <style:style style:name="T39" style:family="text">
      <style:text-properties officeooo:rsid="002caa74"/>
    </style:style>
    <style:style style:name="T40" style:family="text">
      <style:text-properties officeooo:rsid="002d1ae2"/>
    </style:style>
    <style:style style:name="T41" style:family="text">
      <style:text-properties style:font-name="Courier New" officeooo:rsid="002d1ae2"/>
    </style:style>
    <style:style style:name="T42" style:family="text">
      <style:text-properties officeooo:rsid="002d25f6"/>
    </style:style>
    <style:style style:name="T43" style:family="text">
      <style:text-properties officeooo:rsid="00308b87"/>
    </style:style>
    <style:style style:name="T44" style:family="text">
      <style:text-properties style:font-name="Courier New" officeooo:rsid="00308b87"/>
    </style:style>
    <style:style style:name="T45" style:family="text">
      <style:text-properties officeooo:rsid="0030c1d4"/>
    </style:style>
    <style:style style:name="T46" style:family="text">
      <style:text-properties style:font-name="Courier New" officeooo:rsid="0030c1d4"/>
    </style:style>
    <style:style style:name="T47" style:family="text">
      <style:text-properties officeooo:rsid="0030f289"/>
    </style:style>
    <style:style style:name="T48" style:family="text">
      <style:text-properties style:font-name="Courier New" officeooo:rsid="0030f289"/>
    </style:style>
    <style:style style:name="T49" style:family="text">
      <style:text-properties style:text-underline-style="solid" style:text-underline-width="auto" style:text-underline-color="font-color" fo:font-weight="bold" officeooo:rsid="0033bf01" style:font-weight-asian="bold" style:font-weight-complex="bold"/>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officeooo:rsid="003bcda4"/>
    </style:style>
    <style:style style:name="T52" style:family="text">
      <style:text-properties style:font-name="Courier New" officeooo:rsid="003bcda4"/>
    </style:style>
    <style:style style:name="T53" style:family="text">
      <style:text-properties officeooo:rsid="003c019c"/>
    </style:style>
    <style:style style:name="T54" style:family="text">
      <style:text-properties officeooo:rsid="003d1523"/>
    </style:style>
    <style:style style:name="T55" style:family="text">
      <style:text-properties officeooo:rsid="003ea1e5"/>
    </style:style>
    <style:style style:name="T56" style:family="text">
      <style:text-properties style:font-name="Courier New" officeooo:rsid="003ea1e5"/>
    </style:style>
    <style:style style:name="T57" style:family="text">
      <style:text-properties officeooo:rsid="0040a4ad"/>
    </style:style>
    <style:style style:name="T58" style:family="text">
      <style:text-properties style:font-name="Courier New" officeooo:rsid="0040a4ad"/>
    </style:style>
    <style:style style:name="T59" style:family="text">
      <style:text-properties officeooo:rsid="0040414d"/>
    </style:style>
    <style:style style:name="T60" style:family="text">
      <style:text-properties style:font-name="Courier New" officeooo:rsid="0040414d"/>
    </style:style>
    <style:style style:name="T61" style:family="text">
      <style:text-properties officeooo:rsid="00448297"/>
    </style:style>
    <style:style style:name="T62" style:family="text">
      <style:text-properties style:font-name="Courier New" officeooo:rsid="003f7fd9"/>
    </style:style>
    <style:style style:name="T63" style:family="text">
      <style:text-properties officeooo:rsid="00479d00"/>
    </style:style>
    <style:style style:name="T64" style:family="text">
      <style:text-properties style:font-name="Courier New" officeooo:rsid="00479d00"/>
    </style:style>
    <style:style style:name="T65" style:family="text">
      <style:text-properties officeooo:rsid="003795c6"/>
    </style:style>
    <style:style style:name="T66" style:family="text">
      <style:text-properties officeooo:rsid="0006f9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duction Code Design Explanation:</text:p>
      <text:p text:style-name="P2">To determine how the program should be laid out, we <text:span text:style-name="T1">started to consider what classes and objects we would use. The specification mentioned that we would require Card and Player classes.</text:span></text:p>
      <text:p text:style-name="P3">Card Class</text:p>
      <text:p text:style-name="P4">When designing the Card class, we thought about how the card would function in the game. Each card has only one attribute, an integer called <text:span text:style-name="T2">value</text:span>. Just like a real card, the value assigned at construction doesn’t change <text:span text:style-name="T3">(A ‘4’ card won’t become a ‘6’ card later in the game, it will always be a ‘4’ card)</text:span>, so this uses the <text:span text:style-name="T2">final</text:span> keyword to <text:span text:style-name="T3">indicate the fact this value is a constant.</text:span></text:p>
      <text:p text:style-name="P5"><text:span text:style-name="T4">The only action the player does with the card alone (i.e not involving a deck)</text:span> <text:span text:style-name="T4">is looking at the card value (which is required to determine whether it should be discarded), so we only implemented</text:span> a <text:span text:style-name="T4">getter</text:span>. This is the method <text:span text:style-name="T2">getValue()</text:span>, and it simply returns the card’s value stored in the <text:span text:style-name="T2">value</text:span> variable.</text:p>
      <text:p text:style-name="P6">Player Class</text:p>
      <text:p text:style-name="P7">For the Player class, we decided this would be the class that would be our thread class. This is because when thinking about how the game would be played, the actions performed are initiated by the players themselves. Therefore it makes sense to make each player a separate thread performing their own actions concurrently with each other.</text:p>
      <text:p text:style-name="P8">We obviously need a <text:span text:style-name="T5">playerId</text:span><text:span text:style-name="T6"> attribute, as this is crucial to determine what card denomination they will prefer. Since this is also does not change </text:span><text:span text:style-name="T7">after construction</text:span><text:span text:style-name="T6">, we also use the </text:span><text:span text:style-name="T5">final</text:span><text:span text:style-name="T6"> keyword.</text:span></text:p>
      <text:p text:style-name="P8"><text:span text:style-name="T6">We also have an attribute </text:span><text:span text:style-name="T5">hand</text:span><text:span text:style-name="T6">, which keeps track of which cards are in the player’s hand. This is a</text:span><text:span text:style-name="T8">n</text:span><text:span text:style-name="T6"> </text:span><text:span text:style-name="T8">ArrayL</text:span><text:span text:style-name="T6">ist which </text:span><text:span text:style-name="T8">stores</text:span><text:span text:style-name="T6"> instances of our Card class.</text:span></text:p>
      <text:p text:style-name="P9"><text:span text:style-name="T9">The attributes </text:span><text:span text:style-name="T10">takeDeck</text:span><text:span text:style-name="T9"> and </text:span><text:span text:style-name="T10">giveDeck</text:span><text:span text:style-name="T9"> are both intended to keep references to instances of our CardDeck class (which will be explained later, for now just know this represents a ‘deck’ in play), since the Player thread will need to know which deck to discard/add to.</text:span></text:p>
      <text:p text:style-name="P9"><text:span text:style-name="T10">continueGame</text:span><text:span text:style-name="T9"> </text:span><text:span text:style-name="T11">and </text:span><text:span text:style-name="T12">hasWon</text:span><text:span text:style-name="T11"> are flags used for interthread communication. The former is checked by the main thread so that it knows which Player has won, and the latter is modified by the main thread (via the </text:span><text:span text:style-name="T12">declareWinner()</text:span><text:span text:style-name="T11"> method which passes the winning player’s id for use in the output file) to let non-winning Player threads know that another player has won and to stop executing game actions.</text:span></text:p>
      <text:p text:style-name="P8"><text:span text:style-name="T13">And finally we have </text:span><text:span text:style-name="T14">outputFileContents</text:span><text:span text:style-name="T13"> which is a list that will contain strings that are due to be written to the .txt file that the Player object outputs at the conclusion of the game. This needs to be a ArrayList because the maximum length of the output file is unknown, so we need the flexibility a</text:span><text:span text:style-name="T15">n Array</text:span><text:span text:style-name="T13">List </text:span><text:span text:style-name="T15">provides as opposed to just an Array which requires a fixed length.</text:span></text:p>
      <text:p text:style-name="P10">For the <text:span text:style-name="T2">run()</text:span> method, we have a <text:span text:style-name="T2">while</text:span> loop which contains the player’s strategy which only exits once the aforementioned <text:span text:style-name="T2">continueGame</text:span> flag is set to false. <text:span text:style-name="T16">We decided to use a </text:span><text:span text:style-name="T17">while</text:span><text:span text:style-name="T16"> loop this was because the player needs to continuously execute their strategy until they or another player has won the game. </text:span>However before we enter it, we check if the player already has a winning hand using the <text:span text:style-name="T2">checkWinningHand()</text:span> <text:span text:style-name="T18">m</text:span>ethod (which simply traverses the <text:span text:style-name="T2">hand</text:span> ArrayList <text:span text:style-name="T19">and</text:span> <text:span text:style-name="T20">sets </text:span><text:span text:style-name="T21">hasWon</text:span><text:span text:style-name="T20"> to true</text:span> if all Card objects of the hand attribute have the same value using their <text:span text:style-name="T2">getValue()</text:span> method, otherwise it <text:span text:style-name="T20">sets it to false</text:span>). If the condition is met, we set <text:span text:style-name="T2">continueGame</text:span> to be false so that we skip this loop <text:span text:style-name="T16">because the player has already won</text:span>. After the loop, it iterates through each element in <text:span text:style-name="T2">outputFileContents</text:span> and writes it to a new file called ‘player&lt;player number&gt;.txt’ as per the specification, <text:span text:style-name="T22">and the thread expires.</text:span></text:p>
      <text:p text:style-name="P11"><text:span text:style-name="T23">In t</text:span>he loop itself, it first calls the <text:span text:style-name="T2">drawCard</text:span> method of the <text:span text:style-name="T2">CardDeck</text:span> object that is referenced by the <text:span text:style-name="T2">takeDeck</text:span> attribute, and stores the returned card object in a local variable called <text:span text:style-name="T2">drawnCard</text:span>. <text:span text:style-name="T24">Then (if the returned object is not null), it adds it to the </text:span><text:span text:style-name="T25">hand</text:span><text:span text:style-name="T24"> ArrayList. </text:span><text:span text:style-name="T23">This represents how a player would draw a card in the game.</text:span></text:p>
      <text:p text:style-name="P11"><text:span text:style-name="T23">The specification mentions that after drawing a card, the player would then discard a card to the bottom of the right deck, </text:span><text:span text:style-name="T26">so after this we call the </text:span><text:span text:style-name="T27">discardCard()</text:span><text:span text:style-name="T26"> of this Player object. </text:span><text:span text:style-name="T28">This</text:span><text:span text:style-name="T29"> traverses the </text:span><text:span text:style-name="T30">hand</text:span><text:span text:style-name="T29"> </text:span><text:span text:style-name="T28">ArrayList, looks for a card with a value which does not equal </text:span><text:span text:style-name="T31">playerID</text:span><text:span text:style-name="T28"> and then removes and returns that card – the specification mentions that the card that gets discarded will not match the player’s number. Otherwise, the it removes and returns the first card in the player’s hand by default (index 0 of </text:span><text:span text:style-name="T31">hand</text:span><text:span text:style-name="T28">), as the </text:span><text:soft-page-break/><text:span text:style-name="T28">specification says the player </text:span><text:span text:style-name="T32">will</text:span><text:span text:style-name="T28"> (not </text:span><text:span text:style-name="T32">can</text:span><text:span text:style-name="T28">) discard a card so this is not an optional action. (The only exception to this is if </text:span><text:span text:style-name="T31">hand</text:span><text:span text:style-name="T28"> is empty, which skips the discard to prevent an error.</text:span><text:span text:style-name="T33">) The card returned from this is then added to the right deck by passing it via the </text:span><text:span text:style-name="T34">addToBottom()</text:span><text:span text:style-name="T33"> method of </text:span><text:span text:style-name="T34">giveDeck</text:span><text:span text:style-name="T33">.</text:span></text:p>
      <text:p text:style-name="P12">Since both gameplay actions are complete, we then check again whether the player has won (and perform the same actions mentioned before if so), and put the thread to sleep for 50 ms to prevent starvation of other threads. This is where we encounter a performance issue, as the sleep wastes processing time with no instructions executed but becomes necessary the more players (and threads) there are. We had to balance the chosen sleep time with these factors in mind.</text:p>
      <text:p text:style-name="P12">After the <text:span text:style-name="T2">while</text:span> loop (i.e when the game has ended), we then go through <text:span text:style-name="T14">outputFileContents</text:span><text:span text:style-name="T35"> </text:span><text:span text:style-name="T36">(which contains strings for each the action taken) </text:span>and writes each line to our output file, letting the thread end after.</text:p>
      <text:p text:style-name="P13">CardDeck Class</text:p>
      <text:p text:style-name="P12">We decided that since the gameplay treats decks as a separate entity and has several actions related to it, it would be appropriate to implement it as a class. It’s fairly simple, <text:span text:style-name="T37">containing two attributes: an ArrayList </text:span><text:span text:style-name="T38">cards</text:span><text:span text:style-name="T37"> to store the contents of the deck and an int </text:span><text:span text:style-name="T38">deckID</text:span><text:span text:style-name="T37"> (plus a getter) to store the deck number. We then have synchronized methods </text:span><text:span text:style-name="T38">drawCard()</text:span><text:span text:style-name="T37"> and </text:span><text:span text:style-name="T38">addToBottom()</text:span><text:span text:style-name="T37">, which represent the possible actions the player can take on the decks. The former removes and returns the ‘top’ card (at index 0) from </text:span><text:span text:style-name="T38">cards</text:span><text:span text:style-name="T37"> and the latter takes a Card object as an argument and adds it to the bottom (adds it to the end of </text:span><text:span text:style-name="T38">cards</text:span><text:span text:style-name="T37">).</text:span></text:p>
      <text:p text:style-name="P14">CardGame Class</text:p>
      <text:p text:style-name="P15">This contains the main method, which starts off by <text:span text:style-name="T39">asking for the number of players and the directory of the pack file. </text:span><text:span text:style-name="T40">We then use a </text:span><text:span text:style-name="T41">Scanner</text:span><text:span text:style-name="T40"> to open the file, and iterate through each line. For each line we create a new Card object using the number stored in that line to construct it and give it its value, and then we add that card to a </text:span><text:span text:style-name="T41">cardList</text:span><text:span text:style-name="T40"> ArrayList. The purpose of this is to keep track of all cards in the game to prepare for distribution to players and decks, and the length of this list is equal to the number of lines in the pack file (which equals the total number of cards). </text:span><text:span text:style-name="T42">We then shuffle this ArrayList (using Collections) to shuffle the card order for every game.</text:span></text:p>
      <text:p text:style-name="P16">We then use a <text:span text:style-name="T2">for</text:span> loop to create as many <text:span text:style-name="T2">cardDeck</text:span> objects as there are players (stored in <text:span text:style-name="T2">noOfPlayers</text:span>), using a nested <text:span text:style-name="T2">for</text:span> loop to iterate through the first four cards in <text:span text:style-name="T2">cardList</text:span> and using them to actually construct our <text:span text:style-name="T2">cardDeck</text:span>. Each object is then added to an ArrayList <text:span text:style-name="T2">cardDecks</text:span> to keep track of them.</text:p>
      <text:p text:style-name="P17">A similar method is used to create our Player objects, but we need to pass on a reference to each deck that each individual object will be interacting with. According to the diagram in the specification, the deck to the left of the player h<text:span text:style-name="T43">as the number just below the player’s</text:span>, and the deck to the right is <text:span text:style-name="T43">just </text:span>the player’s number <text:span text:style-name="T43">itself</text:span>. Therefore, we can use the indexes of <text:span text:style-name="T2">cardDeck</text:span> to determine which decks should be passed through. For each player object created, we set its <text:span text:style-name="T2">giveDeck</text:span> <text:s/><text:span text:style-name="T43">(via the Player’s .</text:span><text:span text:style-name="T44">setGiveDeck()</text:span><text:span text:style-name="T43"> method)</text:span> <text:span text:style-name="T43">to the </text:span>one stored at the same index as its player number, and the <text:span text:style-name="T2">takeDeck</text:span> <text:span text:style-name="T43">(via the Player’s .</text:span><text:span text:style-name="T44">setTakeDeck()</text:span><text:span text:style-name="T43"> method)</text:span> to be the one stored at the index equal to its player number - 1. <text:span text:style-name="T43">The only </text:span><text:span text:style-name="T45">exception to this when the player’s number is 1, as there is no such thing as Deck 0 in the game. In this case the </text:span><text:span text:style-name="T2">takeDeck</text:span><text:span text:style-name="T45"> is set to be Deck N, represented by the last element in </text:span><text:span text:style-name="T46">cardDeck</text:span><text:span text:style-name="T45">. This sets up the ‘round robin’ structure of the game:</text:span></text:p>
      <text:p text:style-name="P18">...[Player N] -&gt; (Deck N) -&gt; [Player 1] -&gt; (Deck 1) -&gt; [Player 2] -&gt; (Deck 2) -&gt; [Player 3] -&gt; (Deck 3)…</text:p>
      <text:p text:style-name="P19">We then iterate through <text:span text:style-name="T2">playerList</text:span> 4 times, for each iteration taking a card from <text:span text:style-name="T2">cardList</text:span> and giving it to the player, so each Player object ends up with 4 cards.</text:p>
      <text:p text:style-name="P19">We are then ready to start the game, so the <text:span text:style-name="T2">run()</text:span> method of each Player object is started and they start executing their game strategies. We then enter a while loop, which continuously iterates through the <text:span text:style-name="T2">playerList</text:span> checking their <text:span text:style-name="T2">hasWon</text:span> attributes (via the <text:span text:style-name="T2">.getWinState()</text:span> method). It makes sure to sleep after each loop to prevent starvation of the child Player threads. Although this works, this creates a performance issue with high player counts as the program is constantly polling the threads to check if they have won. Once it has found a thread that has won, it <text:span text:style-name="T47">traverses</text:span> the <text:span text:style-name="T2">playerList</text:span> one more time to call their <text:span text:style-name="T2">.declareWinner()</text:span> methods, passing through the number of the player who has won. <text:span text:style-name="T47">It then exits the </text:span><text:span text:style-name="T48">while</text:span><text:span text:style-name="T47"> loop and performs one more traversal of the </text:span><text:span text:style-name="T48">cardDecks</text:span><text:span text:style-name="T47"> list to call their </text:span><text:span text:style-name="T48">.writeOutput()</text:span><text:span text:style-name="T47"> methods which prompts them to generate their output files.</text:span></text:p>
      <text:p text:style-name="P20"><text:span text:style-name="T49">Test</text:span><text:span text:style-name="T50"> Design Explanation:</text:span></text:p>
      <text:p text:style-name="P21">Card Class</text:p>
      <text:p text:style-name="P22">Because the card class is quite simple, only containing one attribute and one method, only one test is required for this. We wrote <text:span text:style-name="T2">testCardCreation()</text:span> which creates an instance of the Card object, passing in an integer for construction. We then use <text:span text:style-name="T2">assertEquals(value, card.getValue())</text:span> which checks that the value returned is the same one we set at construction. This tests all aspects of the Card Class.</text:p>
      <text:p text:style-name="P23">Player Class</text:p>
      <text:p text:style-name="P24">Before anything happens to a Player object, it first has to be created. So we started off by designing <text:span text:style-name="T2">testPlayerCreation()</text:span> which <text:span text:style-name="T51">creates a player object with an integer passed through for construction. It checks that the getter for </text:span><text:span text:style-name="T52">playerId </text:span><text:span text:style-name="T51">works through </text:span><text:span text:style-name="T52">Assert.assertEquals(playerId, player.getPlayerId())</text:span><text:span text:style-name="T51">, which ensures that the returned value matches the </text:span><text:span text:style-name="T52">playerId</text:span><text:span text:style-name="T51"> passed on creation. In addition, because we have an additional method for getting a player name (which is a string equal to “player &lt;playerId&gt;”), we also check that the returned string follows that format.</text:span></text:p>
      <text:p text:style-name="P25">Since the primary action that the player performs within the game is moving cards, we need to check the methods corresponding to these function correctly. We have therefore designed two tests, <text:span text:style-name="T2">testAddCardToPlayerHand()</text:span> and <text:span text:style-name="T2">testDiscardCard()</text:span> for this purpose. </text:p>
      <text:p text:style-name="P25">The test <text:span text:style-name="T2">testAddCardToPlayerHand()</text:span> firstly instantiates a Player object and a Card object. It then calls the <text:span text:style-name="T2">addCardToHand()</text:span> function of that object passing through that Card object as an argument. It then checks that the value of the of that card matches the one that is now in the hand. It does this by using the <text:span text:style-name="T2">.getHandString()</text:span> method of the Player object <text:span text:style-name="T53">(which should only return a string of a single character, representing the value of the only card in that hand), </text:span><text:span text:style-name="T54">and checks that it is equal to the string equivalent of the value used to construct the card in the first place. This ensures that cards are correctly added to the player’s hand, and that the getter correctly returns the value to represent the hand’s state.</text:span></text:p>
      <text:p text:style-name="P26">The test <text:span text:style-name="T2">testDiscardCard()</text:span> follows a similar design patten, placing a card into the player’s hand, but instead calls the <text:span text:style-name="T2">.discardCard()</text:span> method. Since the card we added should have been removed from the hand, and that card was the only one in the first place, the <text:span text:style-name="T2">.getHandString()</text:span> should then return an empty string. This ensures that cards can be correctly discarded from the player’s hand, and the card is removed correctly.</text:p>
      <text:p text:style-name="P26">We also have two similar tests, <text:span text:style-name="T2">testDiscardCard_WithHandIncludesNoCards()</text:span> and <text:span text:style-name="T2">testAddCardToHand_WithHandIncludesFullCards()</text:span>. As the names suggest, these are very similar to the previous methods, but are needed to test that the Player thread can deal with edge cases.</text:p>
      <text:p text:style-name="P26">The former checks that when a player tries to discard a card when they have no cards to discard, the <text:span text:style-name="T2">discardCard()</text:span> method correctly returns null. It follows the same steps as its parent test, but does not add a Card object to the Player object. It additionally checks that the hand is still empty as expected. This ensures that the method can gracefully handle calls when the hand is empty.</text:p>
      <text:p text:style-name="P26">The latter checks <text:span text:style-name="T55">that when it is attempted to add more than 4 cards to the hand, it is handled correctly by not adding that extra card. This is because players can only hold a maximum of 4 cards at any time per the specification. It instantiates a new Player object, but calls </text:span><text:span text:style-name="T56">.addCardToHand()</text:span><text:span text:style-name="T55"> 5 times. It then checks that only the first four have been added. This ensures that the method can handle attempts to add extra cards correctly and without crashing.</text:span></text:p>
      <text:p text:style-name="P26"/>
      <text:p text:style-name="P27">We also have tests for checking that the method <text:span text:style-name="T2">checkWinningHand()</text:span> functions correctly. Since this can only <text:span text:style-name="T57">flip the </text:span><text:span text:style-name="T58">hasWon</text:span><text:span text:style-name="T57"> attribute to</text:span> <text:span text:style-name="T2">True</text:span> or <text:span text:style-name="T2">False</text:span>, we have two tests which create conditions for each outcome: <text:span text:style-name="T2">testCheckPlayerHasWon()</text:span> <text:span text:style-name="T59">and </text:span><text:span text:style-name="T60">testCheckPlayerHasWon_Negative()</text:span><text:span text:style-name="T59">.</text:span></text:p>
      <text:p text:style-name="P28"><text:soft-page-break/>The former creates a Player object and puts 4 cards of equal value in its hand. According to the game, this means that player would be the winner, so it then calls the method and then the getter for <text:span text:style-name="T2">hasWon</text:span> to verify that it has been set to <text:span text:style-name="T2">True</text:span>. This makes sure that the player can c<text:span text:style-name="T61">orrectly check if it has won and declare itself the winner.</text:span></text:p>
      <text:p text:style-name="P28"/>
      <text:p text:style-name="P29">The latter does the same as the former, but instead one of the Card objects added has a different value. This checks that the <text:span text:style-name="T62">checkWinningHand()</text:span> method returns false correctly, as not all the cards are the same and therefore the win condition is not met.</text:p>
      <text:p text:style-name="P30">CardDeck <text:span text:style-name="T63">Class</text:span></text:p>
      <text:p text:style-name="P31">As usual, we have a test to check we can create the object correctly. <text:span text:style-name="T2">TestCardDeckCreation()</text:span> creates a an ArrayList of 4 Card objects, as this is the number of cards that are initially distributed to a deck at the start of the game. It then attempts to create a new CardDeck passing this list and an integer as arguments, and uses the getters for the <text:span text:style-name="T2">cards</text:span> and <text:span text:style-name="T2">deckID</text:span> attributes to check that they were correctly set.</text:p>
      <text:p text:style-name="P31">Like the Player class, decks will also have cards added and removed. So we have two test for this:</text:p>
      <text:p text:style-name="P31">The test <text:span text:style-name="T2">addCardToDeck()</text:span> creates a new CardDeck with 3 cards, and then calls it’s <text:span text:style-name="T2">addToBottom()</text:span> method with another Card object. <text:span text:style-name="T63">It then uses the getter to ensure that the </text:span><text:span text:style-name="T64">cards</text:span><text:span text:style-name="T63"> attribute has successfully updated with this new card.</text:span></text:p>
      <text:p text:style-name="P32">The test <text:span text:style-name="T2">testDrawCard()</text:span> follows a similar pattern, but instead only creates a deck with the cards 1 and 2. </text:p>
      <text:p text:style-name="P33">Development Log:</text:p>
      <text:p text:style-name="P34"/>
      <table:table table:name="Table3" table:style-name="Table3">
        <table:table-column table:style-name="Table3.A" table:number-columns-repeated="3"/>
        <table:table-column table:style-name="Table3.D"/>
        <table:table-row>
          <table:table-cell table:style-name="Table3.A1" office:value-type="string">
            <text:p text:style-name="P35">Date</text:p>
          </table:table-cell>
          <table:table-cell table:style-name="Table3.A1" office:value-type="string">
            <text:p text:style-name="P35">Time</text:p>
          </table:table-cell>
          <table:table-cell table:style-name="Table3.A1" office:value-type="string">
            <text:p text:style-name="P35">Role</text:p>
          </table:table-cell>
          <table:table-cell table:style-name="Table3.D1" office:value-type="string">
            <text:p text:style-name="P35">Signatures <text:span text:style-name="T65">(Candidate Numbers)</text:span></text:p>
          </table:table-cell>
        </table:table-row>
        <table:table-row>
          <table:table-cell table:style-name="Table3.A2" office:value-type="string">
            <text:p text:style-name="P36">30/10/24</text:p>
          </table:table-cell>
          <table:table-cell table:style-name="Table3.A2" office:value-type="string">
            <text:p text:style-name="P37">12:30 – <text:span text:style-name="T66">13:30</text:span></text:p>
          </table:table-cell>
          <table:table-cell table:style-name="Table3.A2" office:value-type="string">
            <text:p text:style-name="P36"><text:span text:style-name="T28">Both - </text:span>Design Discussion</text:p>
          </table:table-cell>
          <table:table-cell table:style-name="Table3.D2" office:value-type="string">
            <text:p text:style-name="P38">Duru Tiryaki - 032859</text:p>
            <text:p text:style-name="P38">Taylor Roel - 023470 </text:p>
          </table:table-cell>
        </table:table-row>
        <table:table-row>
          <table:table-cell table:style-name="Table3.A2" office:value-type="string">
            <text:p text:style-name="P35">6/11/24</text:p>
          </table:table-cell>
          <table:table-cell table:style-name="Table3.A2" office:value-type="string">
            <text:p text:style-name="P35">12:30 – <text:span text:style-name="T66">13:30</text:span></text:p>
          </table:table-cell>
          <table:table-cell table:style-name="Table3.A2" office:value-type="string">
            <text:p text:style-name="P39">Driver – Duru <text:span text:style-name="T42">Tiryaki</text:span></text:p>
            <text:p text:style-name="P39">Passenger – Taylor <text:span text:style-name="T42">Roel</text:span></text:p>
          </table:table-cell>
          <table:table-cell table:style-name="Table3.D2" office:value-type="string">
            <text:p text:style-name="P38">Duru Tiryaki - 032859</text:p>
            <text:p text:style-name="P40">Taylor Roel - 023470 </text:p>
          </table:table-cell>
        </table:table-row>
        <table:table-row>
          <table:table-cell table:style-name="Table3.A2" office:value-type="string">
            <text:p text:style-name="P41">13/11/24</text:p>
          </table:table-cell>
          <table:table-cell table:style-name="Table3.A2" office:value-type="string">
            <text:p text:style-name="P35">12:30 – <text:span text:style-name="T66">13:30</text:span></text:p>
          </table:table-cell>
          <table:table-cell table:style-name="Table3.A2" office:value-type="string">
            <text:p text:style-name="P39">Driver – <text:span text:style-name="T66">Taylor </text:span><text:span text:style-name="T42">Roel</text:span></text:p>
            <text:p text:style-name="P42">Passenger – <text:span text:style-name="T66">Duru</text:span> <text:span text:style-name="T42">Tiryaki</text:span></text:p>
          </table:table-cell>
          <table:table-cell table:style-name="Table3.D2" office:value-type="string">
            <text:p text:style-name="P38">Duru Tiryaki - 032859</text:p>
            <text:p text:style-name="P40">Taylor Roel - 023470 </text:p>
          </table:table-cell>
        </table:table-row>
        <table:table-row>
          <table:table-cell table:style-name="Table3.A2" office:value-type="string">
            <text:p text:style-name="P41">20/11/24</text:p>
          </table:table-cell>
          <table:table-cell table:style-name="Table3.A2" office:value-type="string">
            <text:p text:style-name="P35">12:30 – <text:span text:style-name="T66">13:30</text:span></text:p>
          </table:table-cell>
          <table:table-cell table:style-name="Table3.A2" office:value-type="string">
            <text:p text:style-name="P42">Driver – Duru <text:span text:style-name="T42">Tiryaki</text:span></text:p>
            <text:p text:style-name="P39">Passenger – Taylor <text:span text:style-name="T42">Roel</text:span></text:p>
          </table:table-cell>
          <table:table-cell table:style-name="Table3.D2" office:value-type="string">
            <text:p text:style-name="P38">Duru Tiryaki - 032859</text:p>
            <text:p text:style-name="P40">Taylor Roel - 023470 </text:p>
          </table:table-cell>
        </table:table-row>
        <table:table-row>
          <table:table-cell table:style-name="Table3.A2" office:value-type="string">
            <text:p text:style-name="P41">27/11/24</text:p>
          </table:table-cell>
          <table:table-cell table:style-name="Table3.A2" office:value-type="string">
            <text:p text:style-name="P35">12:30 – <text:span text:style-name="T66">13:30</text:span></text:p>
          </table:table-cell>
          <table:table-cell table:style-name="Table3.A2" office:value-type="string">
            <text:p text:style-name="P42">Driver – <text:span text:style-name="T66">Taylor</text:span> <text:span text:style-name="T42">Roel</text:span></text:p>
            <text:p text:style-name="P42">Passenger – <text:span text:style-name="T66">Duru</text:span> <text:span text:style-name="T42">Tiryaki</text:span></text:p>
          </table:table-cell>
          <table:table-cell table:style-name="Table3.D2" office:value-type="string">
            <text:p text:style-name="P38">Duru Tiryaki - 032859</text:p>
            <text:p text:style-name="P40">Taylor Roel - 023470 </text:p>
          </table:table-cell>
        </table:table-row>
        <table:table-row>
          <table:table-cell table:style-name="Table3.A2" office:value-type="string">
            <text:p text:style-name="P41">3/12/24</text:p>
          </table:table-cell>
          <table:table-cell table:style-name="Table3.A2" office:value-type="string">
            <text:p text:style-name="P41">15:30 – 16:30</text:p>
          </table:table-cell>
          <table:table-cell table:style-name="Table3.A2" office:value-type="string">
            <text:p text:style-name="P42">Driver – Duru <text:span text:style-name="T42">Tiryaki</text:span></text:p>
            <text:p text:style-name="P42">Passenger – Taylor <text:span text:style-name="T42">Roel</text:span></text:p>
          </table:table-cell>
          <table:table-cell table:style-name="Table3.D2" office:value-type="string">
            <text:p text:style-name="P38">Duru Tiryaki - 032859</text:p>
            <text:p text:style-name="P40">Taylor Roel - 023470 </text:p>
          </table:table-cell>
        </table:table-row>
        <table:table-row>
          <table:table-cell table:style-name="Table3.A2" office:value-type="string">
            <text:p text:style-name="P43">09/12/24</text:p>
          </table:table-cell>
          <table:table-cell table:style-name="Table3.A2" office:value-type="string">
            <text:p text:style-name="P43">18:00 - </text:p>
            <text:p text:style-name="P43">(Virtual, not in person)</text:p>
          </table:table-cell>
          <table:table-cell table:style-name="Table3.A2" office:value-type="string">
            <text:p text:style-name="P43">Finalisation and submission.</text:p>
          </table:table-cell>
          <table:table-cell table:style-name="Table3.D2" office:value-type="string">
            <text:p text:style-name="P38">Duru Tiryaki - 032859</text:p>
            <text:p text:style-name="P40">Taylor Roel - 023470 </text:p>
          </table:table-cell>
        </table:table-row>
      </table:table>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JetBrains Mono"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12:17:59.586000000</meta:creation-date>
    <dc:date>2024-12-09T22:34:19.372000000</dc:date>
    <meta:editing-duration>P1DT18H46M39S</meta:editing-duration>
    <meta:editing-cycles>43</meta:editing-cycles>
    <meta:generator>LibreOffice/24.8.3.2$Windows_X86_64 LibreOffice_project/48a6bac9e7e268aeb4c3483fcf825c94556d9f92</meta:generator>
    <meta:document-statistic meta:table-count="1" meta:image-count="0" meta:object-count="0" meta:page-count="5" meta:paragraph-count="91" meta:word-count="2635" meta:character-count="15256" meta:non-whitespace-character-count="12684"/>
  </office:meta>
</office:document-meta>
</file>